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2.7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Bill Of Materials</text:p>
          </table:table-cell>
          <table:covered-table-cell table:style-name="ce1"/>
          <table:covered-table-cell/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fr.</text:p>
          </table:table-cell>
          <table:table-cell office:value-type="string" calcext:value-type="string">
            <text:p>Mfr. Number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Keystone</text:p>
          </table:table-cell>
          <table:table-cell office:value-type="float" office:value="3030" calcext:value-type="float">
            <text:p>3030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string" calcext:value-type="string">
            <text:p>1025 Battery Holder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EMJ316BB7106KLHT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string" calcext:value-type="string">
            <text:p>10uF filter capacitor with flex terminals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VJ0603A180JXACW1BC 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18pF oscillator capacitor with flex terminals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formula="of:=[.B5]" office:value-type="string" office:string-value="Vishay" calcext:value-type="string">
            <text:p>Vishay</text:p>
          </table:table-cell>
          <table:table-cell table:formula="of:=[.C5]" office:value-type="string" office:string-value="VJ0603A180JXACW1BC " calcext:value-type="string">
            <text:p>VJ0603A180JXACW1BC </text:p>
          </table:table-cell>
          <table:table-cell table:formula="of:=[.D5]" office:value-type="currency" office:currency="USD" office:value="0.1" calcext:value-type="currency">
            <text:p>$0.10</text:p>
          </table:table-cell>
          <table:table-cell table:formula="of:=[.E5]" office:value-type="string" office:string-value="18pF oscillator capacitor with flex terminals" calcext:value-type="string">
            <text:p>18pF oscillator capacitor with flex terminals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table:formula="of:=[.B4]" office:value-type="string" office:string-value="Taiyo Yuden" calcext:value-type="string">
            <text:p>Taiyo Yuden</text:p>
          </table:table-cell>
          <table:table-cell table:formula="of:=[.C4]" office:value-type="string" office:string-value="EMJ316BB7106KLHT" calcext:value-type="string">
            <text:p>EMJ316BB7106KLHT</text:p>
          </table:table-cell>
          <table:table-cell table:formula="of:=[.D4]" office:value-type="currency" office:currency="USD" office:value="0.45" calcext:value-type="currency">
            <text:p>$0.45</text:p>
          </table:table-cell>
          <table:table-cell table:formula="of:=[.E4]" office:value-type="string" office:string-value="10uF filter capacitor with flex terminals" calcext:value-type="string">
            <text:p>10uF filter capacitor with flex terminals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table:formula="of:=[.B7]" office:value-type="string" office:string-value="Taiyo Yuden" calcext:value-type="string">
            <text:p>Taiyo Yuden</text:p>
          </table:table-cell>
          <table:table-cell table:formula="of:=[.C7]" office:value-type="string" office:string-value="EMJ316BB7106KLHT" calcext:value-type="string">
            <text:p>EMJ316BB7106KLHT</text:p>
          </table:table-cell>
          <table:table-cell table:formula="of:=[.D7]" office:value-type="currency" office:currency="USD" office:value="0.45" calcext:value-type="currency">
            <text:p>$0.45</text:p>
          </table:table-cell>
          <table:table-cell table:formula="of:=[.E7]" office:value-type="string" office:string-value="10uF filter capacitor with flex terminals" calcext:value-type="string">
            <text:p>10uF filter capacitor with flex terminals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table:formula="of:=[.B8]" office:value-type="string" office:string-value="Taiyo Yuden" calcext:value-type="string">
            <text:p>Taiyo Yuden</text:p>
          </table:table-cell>
          <table:table-cell table:formula="of:=[.C8]" office:value-type="string" office:string-value="EMJ316BB7106KLHT" calcext:value-type="string">
            <text:p>EMJ316BB7106KLHT</text:p>
          </table:table-cell>
          <table:table-cell table:formula="of:=[.D8]" office:value-type="currency" office:currency="USD" office:value="0.45" calcext:value-type="currency">
            <text:p>$0.45</text:p>
          </table:table-cell>
          <table:table-cell table:formula="of:=[.E8]" office:value-type="string" office:string-value="10uF filter capacitor with flex terminals" calcext:value-type="string">
            <text:p>10uF filter capacitor with flex terminals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VJ0603Y104JXACW1BC 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0.1uF regulator capacitor with flex terminals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table:formula="of:=[.B9]" office:value-type="string" office:string-value="Taiyo Yuden" calcext:value-type="string">
            <text:p>Taiyo Yuden</text:p>
          </table:table-cell>
          <table:table-cell table:formula="of:=[.C9]" office:value-type="string" office:string-value="EMJ316BB7106KLHT" calcext:value-type="string">
            <text:p>EMJ316BB7106KLHT</text:p>
          </table:table-cell>
          <table:table-cell table:formula="of:=[.D9]" office:value-type="currency" office:currency="USD" office:value="0.45" calcext:value-type="currency">
            <text:p>$0.45</text:p>
          </table:table-cell>
          <table:table-cell table:formula="of:=[.E9]" office:value-type="string" office:string-value="10uF filter capacitor with flex terminals" calcext:value-type="string">
            <text:p>10uF filter capacitor with flex terminals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LTST-C193TBKT-5A </text:p>
          </table:table-cell>
          <table:table-cell office:value-type="currency" office:currency="USD" office:value="0.43" calcext:value-type="currency">
            <text:p>$0.43</text:p>
          </table:table-cell>
          <table:table-cell office:value-type="string" calcext:value-type="string">
            <text:p>Blue indicator LED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330RJNEA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330ohm current limit resistor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10K0JNEA 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10kohm I2C pullup resistor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table:formula="of:=[.B14]" office:value-type="string" office:string-value="Vishay" calcext:value-type="string">
            <text:p>Vishay</text:p>
          </table:table-cell>
          <table:table-cell table:formula="of:=[.C14]" office:value-type="string" office:string-value="CRCW060310K0JNEA " calcext:value-type="string">
            <text:p>CRCW060310K0JNEA </text:p>
          </table:table-cell>
          <table:table-cell table:formula="of:=[.D14]" office:value-type="currency" office:currency="USD" office:value="0.1" calcext:value-type="currency">
            <text:p>$0.10</text:p>
          </table:table-cell>
          <table:table-cell table:formula="of:=[.E14]" office:value-type="string" office:string-value="10kohm I2C pullup resistor" calcext:value-type="string">
            <text:p>10kohm I2C pullup resistor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ATTINY84A-SSFR</text:p>
          </table:table-cell>
          <table:table-cell office:value-type="currency" office:currency="USD" office:value="0.86" calcext:value-type="currency">
            <text:p>$0.86</text:p>
          </table:table-cell>
          <table:table-cell office:value-type="string" calcext:value-type="string">
            <text:p>Microcontroller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RN4871-I/RM140 </text:p>
          </table:table-cell>
          <table:table-cell office:value-type="currency" office:currency="USD" office:value="7.38" calcext:value-type="currency">
            <text:p>$7.38</text:p>
          </table:table-cell>
          <table:table-cell office:value-type="string" calcext:value-type="string">
            <text:p>Bluetooth interface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Cypress</text:p>
          </table:table-cell>
          <table:table-cell office:value-type="string" calcext:value-type="string">
            <text:p>FM24V10-G</text:p>
          </table:table-cell>
          <table:table-cell office:value-type="currency" office:currency="USD" office:value="11.76" calcext:value-type="currency">
            <text:p>$11.76</text:p>
          </table:table-cell>
          <table:table-cell office:value-type="string" calcext:value-type="string">
            <text:p>FeRAM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ICM-20602</text:p>
          </table:table-cell>
          <table:table-cell office:value-type="currency" office:currency="USD" office:value="3.46" calcext:value-type="currency">
            <text:p>$3.4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130T-270I/TT 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Reset IC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Abracon</text:p>
          </table:table-cell>
          <table:table-cell office:value-type="string" calcext:value-type="string">
            <text:p>ABM10W-20.0000MHZ-8-D1X-T3</text:p>
          </table:table-cell>
          <table:table-cell office:value-type="currency" office:currency="USD" office:value="0.68" calcext:value-type="currency">
            <text:p>$0.68</text:p>
          </table:table-cell>
          <table:table-cell office:value-type="string" calcext:value-type="string">
            <text:p>20mhz Crystal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Total Cost</text:p>
          </table:table-cell>
          <table:table-cell/>
        </table:table-row>
        <table:table-row table:style-name="ro1">
          <table:table-cell table:number-columns-repeated="3"/>
          <table:table-cell table:formula="of:=SUM([.D3:.D21])" office:value-type="currency" office:currency="USD" office:value="28.45" calcext:value-type="currency">
            <text:p>$28.4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6T08:04:53.717240842</meta:creation-date>
    <dc:date>2021-04-16T17:49:15.910771841</dc:date>
    <meta:editing-duration>PT33M1S</meta:editing-duration>
    <meta:editing-cycles>1</meta:editing-cycles>
    <meta:document-statistic meta:table-count="1" meta:cell-count="103" meta:object-count="0"/>
    <meta:generator>LibreOffice/7.1.2.2$Linux_X86_64 LibreOffice_project/10$Build-2</meta:generator>
  </office:meta>
</office:document-meta>
</file>